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gsAttribute.copyTo( Attribut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agsAttribu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Attribute.setFlags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Attribu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Attribute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gsAttribute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s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